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50000407F000001DB78FD33C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entury Schoolbook" svg:font-family="'Century Schoolbook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252in" fo:margin-bottom="0.1252in"/>
    </style:style>
    <style:style style:name="P2" style:family="paragraph" style:parent-style-name="Normal_20__28_Web_29_" style:master-page-name="Standard">
      <style:paragraph-properties fo:margin-top="0.1252in" fo:margin-bottom="0.1252in" style:page-number="auto"/>
    </style:style>
    <style:style style:name="P3" style:family="paragraph" style:parent-style-name="Normal_20__28_Web_29_">
      <style:paragraph-properties fo:margin-left="0.5in" fo:margin-right="0in" fo:margin-top="0.1252in" fo:margin-bottom="0.1252in" fo:text-indent="0in" style:auto-text-indent="false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2d3b45" style:font-name="Helvetica" style:font-name-complex="Helvetica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" svg:width="6.4996in" svg:height="0.187in" svg:x="0in" svg:y="0in">
        <draw:image xlink:href="Pictures/200000150000407F000001DB78FD33C3.wmf" xlink:type="simple" xlink:show="embed" xlink:actuate="onLoad">
          <text:p/>
        </draw:image>
      </draw:frame>
      <text:p text:style-name="P2"><text:span text:style-name="T1">Write the program to calculate the average golf score when the user enters in three games. <text:s/>Golf scores are integer values. <text:s/>However, the average golf score is a double value that should display to two decimal places  </text:span></text:p>
      <text:p text:style-name="P1"><text:span text:style-name="T1">Please submit only the cpp file of your finished program.</text:span></text:p>
      <text:p text:style-name="P1"><text:span text:style-name="T1"> </text:span></text:p>
      <text:p text:style-name="P1"><text:span text:style-name="T1">Notes:</text:span></text:p>
      <text:p text:style-name="P1"><text:span text:style-name="T1">Use the following test data:  75, 82, 56 and 75, 82, 61</text:span></text:p>
      <text:p text:style-name="P1"><text:span text:style-name="T1">Round the average golf score to the nearest 100th and display with 2 decimal places.</text:span></text:p>
      <text:p text:style-name="P1"><text:span text:style-name="T1">Line up all three scores 5 spaces over (do NOT use the \t escape sequence).</text:span></text:p>
      <text:p text:style-name="P1"><text:span text:style-name="T1"> </text:span></text:p>
      <text:p text:style-name="P1"><text:span text:style-name="T1">Sample Output 1:  </text:span></text:p>
      <text:p text:style-name="P3"><text:span text:style-name="T1">Game 1: 75</text:span></text:p>
      <text:p text:style-name="P3"><text:span text:style-name="T1">Game 2: 82</text:span></text:p>
      <text:p text:style-name="P3"><text:span text:style-name="T1">Game 3: 56</text:span></text:p>
      <text:p text:style-name="P1"><text:span text:style-name="T1">The average score is 71.00</text:span></text:p>
      <text:p text:style-name="P1"><text:span text:style-name="T1"> </text:span></text:p>
      <text:p text:style-name="P1"><text:span text:style-name="T1">Sample Output 2:  </text:span></text:p>
      <text:p text:style-name="P3"><text:span text:style-name="T1">Game 1: 75</text:span></text:p>
      <text:p text:style-name="P3"><text:span text:style-name="T1">Game 2: 82</text:span></text:p>
      <text:p text:style-name="P3"><text:span text:style-name="T1">Game 3: 61</text:span></text:p>
      <text:p text:style-name="P1"><text:span text:style-name="T1">The average score is 72.67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entury Schoolbook" svg:font-family="'Century Schoolbook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.0835in" fo:margin-bottom="0.0835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Schoolbook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text:anchor-type="as-char" svg:width="6.5in" svg:height="0.1874in" draw:z-index="1"><draw:image xlink:href="Pictures/200000150000407F000001DB78FD33C3.wm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</meta:initial-creator>
    <dc:creator>William Lieberman</dc:creator>
    <meta:editing-cycles>7</meta:editing-cycles>
    <meta:creation-date>2017-08-19T21:24:00</meta:creation-date>
    <dc:date>2020-07-28T21:05:00</dc:date>
    <meta:editing-duration>P0D</meta:editing-duration>
    <meta:generator>OpenOffice/4.1.7$Win32 OpenOffice.org_project/417m1$Build-9800</meta:generator>
    <meta:document-statistic meta:table-count="0" meta:image-count="1" meta:object-count="0" meta:page-count="1" meta:paragraph-count="20" meta:word-count="124" meta:character-count="6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